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9b8" officeooo:paragraph-rsid="0016b9b8"/>
    </style:style>
    <style:style style:name="P2" style:family="paragraph" style:parent-style-name="Standard">
      <style:text-properties officeooo:rsid="0016b9b8" officeooo:paragraph-rsid="001b3e7b"/>
    </style:style>
    <style:style style:name="P3" style:family="paragraph" style:parent-style-name="Standard">
      <style:text-properties officeooo:rsid="0018137e" officeooo:paragraph-rsid="0018137e"/>
    </style:style>
    <style:style style:name="P4" style:family="paragraph" style:parent-style-name="Standard">
      <style:text-properties officeooo:rsid="001a10dc" officeooo:paragraph-rsid="001a10dc"/>
    </style:style>
    <style:style style:name="P5" style:family="paragraph" style:parent-style-name="Standard">
      <style:text-properties officeooo:rsid="001b3e7b" officeooo:paragraph-rsid="001b3e7b"/>
    </style:style>
    <style:style style:name="P6" style:family="paragraph" style:parent-style-name="Standard">
      <style:text-properties officeooo:rsid="001c94af" officeooo:paragraph-rsid="001c94af"/>
    </style:style>
    <style:style style:name="P7" style:family="paragraph" style:parent-style-name="Standard">
      <style:text-properties officeooo:rsid="001e0998" officeooo:paragraph-rsid="001e0998"/>
    </style:style>
    <style:style style:name="P8" style:family="paragraph" style:parent-style-name="Standard" style:list-style-name="L1">
      <style:text-properties officeooo:rsid="0016b9b8" officeooo:paragraph-rsid="0016b9b8"/>
    </style:style>
    <style:style style:name="P9" style:family="paragraph" style:parent-style-name="Standard" style:list-style-name="L1">
      <style:text-properties officeooo:rsid="0016b9b8" officeooo:paragraph-rsid="00217bee"/>
    </style:style>
    <style:style style:name="P10" style:family="paragraph" style:parent-style-name="Standard" style:list-style-name="L2">
      <style:text-properties officeooo:rsid="0016b9b8" officeooo:paragraph-rsid="0016b9b8"/>
    </style:style>
    <style:style style:name="P11" style:family="paragraph" style:parent-style-name="Standard" style:list-style-name="L3">
      <style:text-properties officeooo:rsid="0018137e" officeooo:paragraph-rsid="0018137e"/>
    </style:style>
    <style:style style:name="P12" style:family="paragraph" style:parent-style-name="Standard" style:list-style-name="L3">
      <style:text-properties officeooo:rsid="001a10dc" officeooo:paragraph-rsid="001a10dc"/>
    </style:style>
    <style:style style:name="P13" style:family="paragraph" style:parent-style-name="Standard">
      <style:text-properties fo:font-weight="bold" officeooo:rsid="0016b9b8" officeooo:paragraph-rsid="0016b9b8" style:font-weight-asian="bold" style:font-weight-complex="bold"/>
    </style:style>
    <style:style style:name="P14" style:family="paragraph" style:parent-style-name="Standard">
      <style:text-properties fo:font-weight="bold" officeooo:rsid="001faa19" officeooo:paragraph-rsid="001faa19" style:font-weight-asian="bold" style:font-weight-complex="bold"/>
    </style:style>
    <style:style style:name="P15" style:family="paragraph" style:parent-style-name="Standard">
      <style:text-properties fo:font-weight="bold" officeooo:rsid="0018137e" officeooo:paragraph-rsid="0018137e" style:font-weight-asian="bold" style:font-weight-complex="bold"/>
    </style:style>
    <style:style style:name="P16" style:family="paragraph" style:parent-style-name="Standard">
      <style:text-properties fo:font-weight="bold" officeooo:rsid="001b3e7b" officeooo:paragraph-rsid="001b3e7b" style:font-weight-asian="bold" style:font-weight-complex="bold"/>
    </style:style>
    <style:style style:name="P17" style:family="paragraph" style:parent-style-name="Standard">
      <style:text-properties fo:font-weight="bold" officeooo:rsid="001c94af" officeooo:paragraph-rsid="001c94af" style:font-weight-asian="bold" style:font-weight-complex="bold"/>
    </style:style>
    <style:style style:name="P18" style:family="paragraph" style:parent-style-name="Standard">
      <style:text-properties fo:font-weight="bold" officeooo:rsid="001e0998" officeooo:paragraph-rsid="001e0998" style:font-weight-asian="bold" style:font-weight-complex="bold"/>
    </style:style>
    <style:style style:name="P19" style:family="paragraph" style:parent-style-name="Standard" style:list-style-name="L4">
      <style:text-properties officeooo:paragraph-rsid="001c94af"/>
    </style:style>
    <style:style style:name="T1" style:family="text">
      <style:text-properties officeooo:rsid="001c94af"/>
    </style:style>
    <style:style style:name="T2" style:family="text">
      <style:text-properties officeooo:rsid="002374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tep_1a_perform_cleaning.py</text:p>
      <text:list xml:id="list3514174691" text:style-name="L1">
        <text:list-item>
          <text:p text:style-name="P9">def load_probe_data(probe_name):</text:p>
          <text:p text:style-name="P9"><text:s text:c="4"/>return dataframe</text:p>
        </text:list-item>
        <text:list-item>
          <text:p text:style-name="P8">def initialize_flagging_columns(dataframe):</text:p>
          <text:p text:style-name="P8"><text:s text:c="4"/>return dataframe</text:p>
        </text:list-item>
      </text:list>
      <text:p text:style-name="P1"/>
      <text:p text:style-name="P13">step_1b_write_report.py</text:p>
      <text:list xml:id="list1792820776" text:style-name="L2">
        <text:list-item>
          <text:p text:style-name="P10">def reporter(file_to_write_to, dataframe, brief_desc, probe=None):</text:p>
        </text:list-item>
        <text:list-item>
          <text:p text:style-name="P10">def conclusion(file_to_write_to, dataframe, probe=None):</text:p>
        </text:list-item>
      </text:list>
      <text:p text:style-name="P1"/>
      <text:p text:style-name="P14">step_2_overlay_compare.py</text:p>
      <text:p text:style-name="P3">-</text:p>
      <text:p text:style-name="P3"/>
      <text:p text:style-name="P15">step_3_smoothed_version.py</text:p>
      <text:p text:style-name="P3">-</text:p>
      <text:p text:style-name="P3"/>
      <text:p text:style-name="P15">step_4a_probe_screening.py</text:p>
      <text:list xml:id="list533723962" text:style-name="L3">
        <text:list-item>
          <text:p text:style-name="P11">def check_improvement(latest_stat, stat_list, suppress_check=False):</text:p>
        </text:list-item>
        <text:list-item>
          <text:p text:style-name="P11">def info_filler_1(iter_, pnts, cco_rs, sc_rs, delta, removed, just_strings=False):</text:p>
        </text:list-item>
        <text:list-item>
          <text:p text:style-name="P11">def info_filler_2(iter_, n_healthy_p, num_imp, num_det, bool_val, just_strings=False):</text:p>
        </text:list-item>
        <text:list-item>
          <text:p text:style-name="P12">def generate_output(the_string, out_file):</text:p>
        </text:list-item>
        <text:list-item>
          <text:p text:style-name="P12">def compare_old_vs_new(healthy_probes, x_fit, old_trend, new_trend, suppress_check=False):</text:p>
        </text:list-item>
      </text:list>
      <text:p text:style-name="P4"/>
      <text:p text:style-name="P16">step_4b_show_progression.py</text:p>
      <text:p text:style-name="P2">-</text:p>
      <text:p text:style-name="P2"/>
      <text:p text:style-name="P16">step_5_tailor_for_weekly_bins.py</text:p>
      <text:p text:style-name="P5">-</text:p>
      <text:p text:style-name="P5"/>
      <text:p text:style-name="P16">step_6a_kcp_versus_gdd.py</text:p>
      <text:p text:style-name="P5">-</text:p>
      <text:p text:style-name="P5"/>
      <text:p text:style-name="P17">step_6b_fit_kcp_vs_gdd.py</text:p>
      <text:list xml:id="list3188241570" text:style-name="L4">
        <text:list-item>
          <text:p text:style-name="P19"><text:span text:style-name="T1">def interpolation_1d(x, y, step_size=1.0):</text:span></text:p>
          <text:p text:style-name="P19"><text:s text:c="4"/><text:span text:style-name="T2">return x_linspaced, y_fit</text:span></text:p>
        </text:list-item>
      </text:list>
      <text:p text:style-name="P6"><text:s text:c="4"/></text:p>
      <text:p text:style-name="P6"/>
      <text:p text:style-name="P18">step_7_et_al.py</text:p>
      <text:p text:style-name="P7">-</text:p>
      <text:p text:style-name="P7"/>
      <text:p text:style-name="P18">step_8_figure_arrays.py</text:p>
      <text:p text:style-name="P7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9:21:21.609506251</meta:creation-date>
    <dc:date>2019-04-29T10:43:20.481848362</dc:date>
    <meta:editing-duration>PT17M4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83" meta:character-count="974" meta:non-whitespace-character-count="919"/>
  </office:meta>
</office:document-meta>
</file>